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19" style:family="table-column">
      <style:table-column-properties fo:break-before="auto" style:column-width="119.7mm"/>
    </style:style>
    <style:style style:name="co3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96.75mm"/>
    </style:style>
    <style:style style:name="co21" style:family="table-column">
      <style:table-column-properties fo:break-before="auto" style:column-width="86.25mm"/>
    </style:style>
    <style:style style:name="co2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100.07mm"/>
    </style:style>
    <style:style style:name="co14" style:family="table-column">
      <style:table-column-properties fo:break-before="auto" style:column-width="28.75mm"/>
    </style:style>
    <style:style style:name="co15" style:family="table-column">
      <style:table-column-properties fo:break-before="auto" style:column-width="144.3mm"/>
    </style:style>
    <style:style style:name="co10" style:family="table-column">
      <style:table-column-properties fo:break-before="auto" style:column-width="116.93mm"/>
    </style:style>
    <style:style style:name="co11" style:family="table-column">
      <style:table-column-properties fo:break-before="auto" style:column-width="29.02mm"/>
    </style:style>
    <style:style style:name="co12" style:family="table-column">
      <style:table-column-properties fo:break-before="auto" style:column-width="27.08mm"/>
    </style:style>
    <style:style style:name="co16" style:family="table-column">
      <style:table-column-properties fo:break-before="auto" style:column-width="115.01mm"/>
    </style:style>
    <style:style style:name="co17" style:family="table-column">
      <style:table-column-properties fo:break-before="auto" style:column-width="32.61mm"/>
    </style:style>
    <style:style style:name="co18" style:family="table-column">
      <style:table-column-properties fo:break-before="auto" style:column-width="64.68mm"/>
    </style:style>
    <style:style style:name="co23" style:family="table-column">
      <style:table-column-properties fo:break-before="auto" style:column-width="115.34mm"/>
    </style:style>
    <style:style style:name="co24" style:family="table-column">
      <style:table-column-properties fo:break-before="auto" style:column-width="35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An1I" table:style-name="ta1">
        <table:table-column table:style-name="co1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3" table:number-columns-repeated="1019" table:default-cell-style-name="Default"/>
        <table:table-row table:style-name="ro1">
          <table:table-cell table:style-name="ce6"/>
          <table:table-cell table:style-name="ce6" office:value-type="string" calcext:value-type="string">
            <text:p>Thema</text:p>
          </table:table-cell>
          <table:table-cell table:style-name="ce6" office:value-type="string" calcext:value-type="string">
            <text:p>Vorbereitung</text:p>
          </table:table-cell>
          <table:table-cell table:style-name="ce6" office:value-type="string" calcext:value-type="string">
            <text:p>Refresh</text:p>
          </table:table-cell>
          <table:table-cell table:style-name="ce6" office:value-type="string" calcext:value-type="string">
            <text:p>Fragen</text:p>
          </table:table-cell>
          <table:table-cell table:style-name="ce6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Formelsammlung 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. Grössen e, pi, sqrt(2), sqrt(3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mentare Funktionen: Potenzen, Exponentialfunktionen, Logaryth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ph: Elementare Funktionen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go-Funktionen: Spezialfäll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ph: 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kehr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leichungen: Sonderfälle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gleichungen: Monoton-steigend/-fallen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leitung: Linear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leitung: Kubisch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leitung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leitung: Extremalstellen, Wendestell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Linearisierung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</table:table>
      <table:table table:name="DMI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1021" table:default-cell-style-name="Default"/>
        <table:table-row table:style-name="ro1">
          <table:table-cell table:style-name="ce6"/>
          <table:table-cell table:style-name="ce6" office:value-type="string" calcext:value-type="string">
            <text:p>Thema</text:p>
          </table:table-cell>
          <table:table-cell table:style-name="ce6" office:value-type="string" calcext:value-type="string">
            <text:p>Vorbereitung</text:p>
          </table:table-cell>
          <table:table-cell table:style-name="ce6" office:value-type="string" calcext:value-type="string">
            <text:p>Refresh</text:p>
          </table:table-cell>
          <table:table-cell table:style-name="ce6" office:value-type="string" calcext:value-type="string">
            <text:p>Fragen</text:p>
          </table:table-cell>
          <table:table-cell table:style-name="ce6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Skript drucken und Annotier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sagenlogik: Normalformen, Junktoren, Quantoren</text:p>
          </table:table-cell>
          <table:table-cell office:value-type="string" calcext:value-type="string">
            <text:p>✓</text:p>
          </table:table-cell>
          <table:table-cell/>
          <table:table-cell table:style-name="ce8" office:value-type="string" calcext:value-type="string">
            <text:p>TODO: Umwandlung von Normalformen ineinander?; PRF 2014Sept. Aufg 5a) bindungsstärke =&gt; LNR?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weise: Vollständige Induktion</text:p>
          </table:table-cell>
          <table:table-cell office:value-type="string" calcext:value-type="string">
            <text:p>✓</text:p>
          </table:table-cell>
          <table:table-cell/>
          <table:table-cell table:style-name="ce8" office:value-type="string" calcext:value-type="string">
            <text:p>Wie wird das Summenzeichen auf Seite 32 „T1: Direkter Beweis“ weggelassen?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Beweis: Rekursionen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bildung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nge: 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gen: Rela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ulo: Teiler, Restklass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ulo: Multipl. Inverses, Satz von Euler, Fermat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uklidischer Algorithmu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SA</text:p>
          </table:table-cell>
          <table:table-cell office:value-type="string" calcext:value-type="string">
            <text:p>✓</text:p>
          </table:table-cell>
          <table:table-cell/>
          <table:table-cell table:style-name="ce8" office:value-type="string" calcext:value-type="string">
            <text:p>Muss die ganze Rechnung aufgeschrieben werden, wenn die Lösung offensichtlich ist?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ltiplikationstafe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llteile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Chinesischer Restsatz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ktor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ktoren: Gauss-Algo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ektoren: Skalarprodukt, Vektorprodukt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Vektoren: Normalenformen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triz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trizen: Inverse, Einheitsmatrix, Abbildungsmatrix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Matrizen: Hessische Normalform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trizen: Determinant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Lineare Abbildung, Linearkombination</text:p>
          </table:table-cell>
          <table:table-cell office:value-type="string" calcext:value-type="string">
            <text:p>✓</text:p>
          </table:table-cell>
          <table:table-cell/>
          <table:table-cell table:style-name="ce8" office:value-type="string" calcext:value-type="string">
            <text:p>S. 53: wie kommt man auf den Faktor 1/7?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trix mal Vekto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9"/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</table:table>
      <table:table table:name="Dbs1" table:style-name="ta1">
        <table:table-column table:style-name="co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number-columns-repeated="1018" table:default-cell-style-name="Default"/>
        <table:table-row table:style-name="ro1">
          <table:table-cell table:style-name="ce11"/>
          <table:table-cell table:style-name="ce11" office:value-type="string" calcext:value-type="string">
            <text:p>Thema</text:p>
          </table:table-cell>
          <table:table-cell table:style-name="ce11" office:value-type="string" calcext:value-type="string">
            <text:p>Zusamm.fass.</text:p>
          </table:table-cell>
          <table:table-cell table:style-name="ce11" office:value-type="string" calcext:value-type="string">
            <text:p>Vorbereitung</text:p>
          </table:table-cell>
          <table:table-cell table:style-name="ce11" office:value-type="string" calcext:value-type="string">
            <text:p>Refresh</text:p>
          </table:table-cell>
          <table:table-cell table:style-name="ce11" office:value-type="string" calcext:value-type="string">
            <text:p>Fragen</text:p>
          </table:table-cell>
          <table:table-cell table:style-name="ce1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Zusammenfassung 1xA4 Doppelseitig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DO: BiblioDB-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actionCL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i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stateme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mon Table Expressions, Window Func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ews, Temp-Tabl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ex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exe: B-Tre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DBC: Prepared Statements, ResultSet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lationale Mathematik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cking: sLock, xLock, Deadlocks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olations Levels, Serialisierung, Transa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SI-3-Ebenen-Model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rmalfor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rerbu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lationer DB-Entwurf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rite-Ahead-Lo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CN1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WL, Multiplexing, Bandbreiten (Signal, Kanal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wisted Pair, Glas, Coax, 100Base-T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c-Adressen, AR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reshark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thernet, Spee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t-Codings (MLT,4b/5b etc.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tches (+CN1Prak: Mac-Switching)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Path Costs / Different speed?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nning Tre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Pv4: Netmasks, Gateways, NAT, PAT, tracing, Fragmenting, Subnett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LAN (+CN1Prak): Channels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Pv6: Privacy Extension, Neighbour-Solicita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DP, ICM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CP: connection, windows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lnet, TP,TFTP, P2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S, nslookup, CD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 keepalives, op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I-Model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SMA/CD, Token R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gnaltheorie Basic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zilloskop Confi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szi: USB, RS232, RX,TX, CRC, Frame-Delimite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szi: Ethernet, MAC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anning Tree, VLA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rformance UDP/TC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OO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1019" table:default-cell-style-name="Default"/>
        <table:table-row table:style-name="ro1">
          <table:table-cell table:style-name="ce11"/>
          <table:table-cell table:style-name="ce11" office:value-type="string" calcext:value-type="string">
            <text:p>Thema</text:p>
          </table:table-cell>
          <table:table-cell table:style-name="ce11" office:value-type="string" calcext:value-type="string">
            <text:p>Vorbereitung</text:p>
          </table:table-cell>
          <table:table-cell table:style-name="ce11" office:value-type="string" calcext:value-type="string">
            <text:p>Refresh</text:p>
          </table:table-cell>
          <table:table-cell table:style-name="ce11" office:value-type="string" calcext:value-type="string">
            <text:p>Fragen</text:p>
          </table:table-cell>
          <table:table-cell table:style-name="ce1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1xA4 Doppelseitig Gedruckt für PRF</text:p>
          </table:table-cell>
          <table:table-cell office:value-type="string" calcext:value-type="string">
            <text:p>✓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w-Level Types &amp; Conversion, Casts (explizit, Implizit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erators, Enhanced for loo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ray, Strings, overflow, Boxing, ENUM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t Tes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nota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erics: Type Erasure, Generische Varianz, Covarianz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ss, Objects, Referenc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rerbu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hnittstellen / Interfac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ceptions (Checked, Unchecked), Packages</text:p>
          </table:table-cell>
          <table:table-cell office:value-type="string" calcext:value-type="string">
            <text:p>✓</text:p>
          </table:table-cell>
          <table:table-cell/>
          <table:table-cell table:style-name="ce13" office:value-type="string" calcext:value-type="string">
            <text:p>Wie weit kann von Korrekten Angaben (<text:span text:style-name="T1">ausgehen</text:span> magisches quadrat == immer quadratisches int[][]?) bzw. müssen diese gehandelt werden?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llections: Arraylists, Sets, Dequeu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mbdas: Closure, (Inner Classes, anonymous Classes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ile I/O, Bytestream, Character-Stream, Serializa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thods: Overloading, Overriding, Call By Value/Reference</text:p>
          </table:table-cell>
          <table:table-cell office:value-type="string" calcext:value-type="string">
            <text:p>✓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yphormism, Dynamic Dispatch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vadoc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quals &amp; Hashcode: Cloneable, Comparable, Comperator</text:p>
          </table:table-cell>
          <table:table-cell office:value-type="string" calcext:value-type="string">
            <text:p>✓</text:p>
          </table:table-cell>
          <table:table-cell/>
          <table:table-cell table:style-name="ce13" office:value-type="string" calcext:value-type="string">
            <text:p>Solle bei hashCodes mehrmals die 31 genommen werden oder besser andere primes?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lection, Intospec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Bsys1 (TODO)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020" table:default-cell-style-name="Default"/>
        <table:table-row table:style-name="ro1">
          <table:table-cell table:style-name="ce15"/>
          <table:table-cell table:style-name="ce15" office:value-type="string" calcext:value-type="string">
            <text:p>Thema</text:p>
          </table:table-cell>
          <table:table-cell table:style-name="ce15" office:value-type="string" calcext:value-type="string">
            <text:p>Vorbereitung</text:p>
          </table:table-cell>
          <table:table-cell table:style-name="ce15" office:value-type="string" calcext:value-type="string">
            <text:p>Refresh</text:p>
          </table:table-cell>
          <table:table-cell table:style-name="ce15" office:value-type="string" calcext:value-type="string">
            <text:p>Fragen</text:p>
          </table:table-cell>
          <table:table-cell table:style-name="ce15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Bücher „kommentieren“</text:p>
          </table:table-cell>
          <table:table-cell office:value-type="string" calcext:value-type="string">
            <text:p>✓</text:p>
          </table:table-cell>
          <table:table-cell/>
          <table:table-cell table:style-name="ce17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DO: Taschenrechn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DO: Booklet Übersicht Systemaufrufe Drucken &amp; Annotieren (Files!)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: Programm / .c, .h / gcc (gcc debugging flag), <text:span text:style-name="T2">argv[]</text:span>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: Strings, arrays, structs, Data-types, <text:span text:style-name="T2">sizes</text:span>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C: unix write, read, error handling, FDT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: ENV, time-func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: exec..., fork, wait, PID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: fork errorhandling, multithreading-safety, orphans, zombies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: Threads (Windows, Unix)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: Semaphores Unix, Process Syncing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: Signals, Named &amp; Unnamed Pipes, Monitor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C: Opake Datentypen, #define-Flags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: Berkeley Sockets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: Shared Memory, global variables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C: Operationen, OP-Präferenzentabelle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C: printf / formating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C: includes stdio.h, stdlib.h etc.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9" office:value-type="string" calcext:value-type="string">
            <text:p>C: Functions, Erlaubte Namensschemata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on Neumann, Harvard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cessor Levels: Privilege Levels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Little Endian / Big Endian / Alignment (E04)</text:p>
          </table:table-cell>
          <table:table-cell office:value-type="string" calcext:value-type="string">
            <text:p>✓</text:p>
          </table:table-cell>
          <table:table-cell/>
          <table:table-cell table:style-name="ce17"/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DDD-Screen / DDD-Breakpoint analysis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Frame Pointer / Parameter-Stack, Stack-frame etc.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CPU-Scheduling (E10)</text:p>
          </table:table-cell>
          <table:table-cell office:value-type="string" calcext:value-type="string">
            <text:p>✓</text:p>
          </table:table-cell>
          <table:table-cell/>
          <table:table-cell table:style-name="ce17"/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Semaphore Theory / Process Syncing (+Graph)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9" office:value-type="string" calcext:value-type="string">
            <text:p>Deadlocks Theory / Betriebsmittelgraph, Betriebsmitelfahrplan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.00.0000</text:date>, <text:time style:data-style-name="N2" text:time-value="12:52:53.036147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Hauser</meta:initial-creator>
    <meta:creation-date>2015-12-21T21:56:19.267875748</meta:creation-date>
    <dc:date>2016-01-15T12:52:59.526303107</dc:date>
    <dc:creator>Fabian Hauser</dc:creator>
    <meta:editing-duration>P4DT16H51M56S</meta:editing-duration>
    <meta:editing-cycles>356</meta:editing-cycles>
    <meta:generator>LibreOffice/5.0.4.2$Linux_X86_64 LibreOffice_project/00$Build-2</meta:generator>
    <meta:document-statistic meta:table-count="6" meta:cell-count="530" meta:object-count="0"/>
  </office:meta>
</office:document-meta>
</file>